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4112" officeooo:paragraph-rsid="000a4112"/>
    </style:style>
    <style:style style:name="P2" style:family="paragraph" style:parent-style-name="Standard">
      <style:text-properties officeooo:rsid="000a4112" officeooo:paragraph-rsid="00148cd8"/>
    </style:style>
    <style:style style:name="P3" style:family="paragraph" style:parent-style-name="Standard">
      <style:text-properties officeooo:rsid="000a4112" officeooo:paragraph-rsid="001750c0"/>
    </style:style>
    <style:style style:name="P4" style:family="paragraph" style:parent-style-name="Standard">
      <style:text-properties officeooo:rsid="000a4112" officeooo:paragraph-rsid="001a4615"/>
    </style:style>
    <style:style style:name="P5" style:family="paragraph" style:parent-style-name="Standard">
      <style:text-properties officeooo:rsid="000a4112" officeooo:paragraph-rsid="001c5c51"/>
    </style:style>
    <style:style style:name="P6" style:family="paragraph" style:parent-style-name="Standard">
      <style:text-properties officeooo:rsid="001ad501" officeooo:paragraph-rsid="001ad501"/>
    </style:style>
    <style:style style:name="P7" style:family="paragraph" style:parent-style-name="Standard">
      <style:text-properties officeooo:rsid="001ad501" officeooo:paragraph-rsid="001efb53"/>
    </style:style>
    <style:style style:name="P8" style:family="paragraph" style:parent-style-name="Standard">
      <style:text-properties officeooo:rsid="001ad501" officeooo:paragraph-rsid="002b4732"/>
    </style:style>
    <style:style style:name="P9" style:family="paragraph" style:parent-style-name="Standard">
      <style:text-properties officeooo:rsid="001d5988" officeooo:paragraph-rsid="001d5988"/>
    </style:style>
    <style:style style:name="P10" style:family="paragraph" style:parent-style-name="Standard">
      <style:text-properties officeooo:paragraph-rsid="001ad501"/>
    </style:style>
    <style:style style:name="P11" style:family="paragraph" style:parent-style-name="Standard">
      <style:text-properties officeooo:rsid="001ed6d0" officeooo:paragraph-rsid="001ed6d0"/>
    </style:style>
    <style:style style:name="T1" style:family="text">
      <style:text-properties officeooo:rsid="0005f545"/>
    </style:style>
    <style:style style:name="T2" style:family="text">
      <style:text-properties officeooo:rsid="0006db47"/>
    </style:style>
    <style:style style:name="T3" style:family="text">
      <style:text-properties officeooo:rsid="000a5d10"/>
    </style:style>
    <style:style style:name="T4" style:family="text">
      <style:text-properties officeooo:rsid="001750c0"/>
    </style:style>
    <style:style style:name="T5" style:family="text">
      <style:text-properties officeooo:rsid="00176703"/>
    </style:style>
    <style:style style:name="T6" style:family="text">
      <style:text-properties officeooo:rsid="001a4615"/>
    </style:style>
    <style:style style:name="T7" style:family="text">
      <style:text-properties officeooo:rsid="001c5c51"/>
    </style:style>
    <style:style style:name="T8" style:family="text">
      <style:text-properties style:text-position="super 58%"/>
    </style:style>
    <style:style style:name="T9" style:family="text">
      <style:text-properties officeooo:rsid="001d5ec5"/>
    </style:style>
    <style:style style:name="T10" style:family="text">
      <style:text-properties officeooo:rsid="001eadb1"/>
    </style:style>
    <style:style style:name="T11" style:family="text">
      <style:text-properties fo:font-weight="bold" officeooo:rsid="00200243" style:font-weight-asian="bold" style:font-weight-complex="bold"/>
    </style:style>
    <style:style style:name="T12" style:family="text">
      <style:text-properties officeooo:rsid="001ed6d0"/>
    </style:style>
    <style:style style:name="T13" style:family="text">
      <style:text-properties officeooo:rsid="001efb53"/>
    </style:style>
    <style:style style:name="T14" style:family="text">
      <style:text-properties officeooo:rsid="002230e6"/>
    </style:style>
    <style:style style:name="T15" style:family="text">
      <style:text-properties fo:font-style="normal" officeooo:rsid="001d5ec5" style:font-style-asian="normal" style:font-style-complex="normal"/>
    </style:style>
    <style:style style:name="T16" style:family="text">
      <style:text-properties fo:font-weight="normal" officeooo:rsid="00269ae5" style:font-weight-asian="normal" style:font-weight-complex="normal"/>
    </style:style>
    <style:style style:name="T17" style:family="text">
      <style:text-properties fo:font-weight="normal" officeooo:rsid="0026e5ab" style:font-weight-asian="normal" style:font-weight-complex="normal"/>
    </style:style>
    <style:style style:name="T18" style:family="text">
      <style:text-properties fo:font-weight="normal" officeooo:rsid="002e2861" style:font-weight-asian="normal" style:font-weight-complex="normal"/>
    </style:style>
    <style:style style:name="T19" style:family="text">
      <style:text-properties officeooo:rsid="002fc6c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1">Heat exchanger simulation</text:span><text:span text:style-name="T16"> </text:span><text:span text:style-name="T18">-</text:span><text:span text:style-name="T13"> Web Labs at www.ReactorLab.net - </text:span><text:span text:style-name="T17">by </text:span><text:span text:style-name="T13">Richard K. Herz </text:span></text:p>
      <text:p text:style-name="P7"/>
      <text:p text:style-name="P7">This is a dynamic (transient, unsteady-state) simulation of a heat exchanger. The heat exchanger consists of an inner tube carrying the hot fluid surrounded by an annular space carrying the cold fluid. </text:p>
      <text:p text:style-name="P6"/>
      <text:p text:style-name="P11">The purpose of this simulation is to provide an interactive way to gain an understanding of heat exchangers. This simulation should not be used for design purposes. </text:p>
      <text:p text:style-name="P6"/>
      <text:p text:style-name="P6">The<text:span text:style-name="T14"> </text:span>energy balance equations <text:span text:style-name="T14">listed below </text:span>are solved numerically using a finite-difference approximation. </text:p>
      <text:p text:style-name="P6"/>
      <text:p text:style-name="P9">The following <text:span text:style-name="T12">specifications are made in order to reduce the number of inputs</text:span>: <text:span text:style-name="T19">A</text:span>xial dispersion coefficients for hot and cold fluids are equal. <text:span text:style-name="T9">The axial dispersion coefficient is computed from a correlation of Wen and Fan for turbulent flow (</text:span><text:span text:style-name="T15">Re</text:span><text:span text:style-name="T9"> &gt; 2000) of the hot fluid. The heat capacity of the exchanger body is not considered; it would slow the transient response but not affect steady state. There is negligible axial conduction. </text:span>The densit<text:span text:style-name="T9">ies</text:span> of the hot and cold fluid<text:span text:style-name="T9">s</text:span> <text:span text:style-name="T9">are</text:span> <text:span text:style-name="T19">constant at </text:span>1000 kg/m<text:span text:style-name="T8">3</text:span>. <text:span text:style-name="T10">The heat transfer coefficient ratios</text:span><text:span text:style-name="T10"><draw:frame draw:style-name="fr1" draw:name="Object17" text:anchor-type="as-char" svg:width="0.1701in" svg:height="0.1646in" draw:z-index="5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of the hot and cold fluids are equal. The heat transfer coefficient ratio is computed using the equations below for the hot fluid. </text:span></text:p>
      <text:p text:style-name="P10"/>
      <text:p text:style-name="Standard"><draw:frame draw:style-name="fr1" draw:name="Object1" text:anchor-type="as-char" svg:width="2.922in" svg:height="0.4654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<text:s text:c="2"/></text:span><text:span text:style-name="T1"><draw:frame draw:style-name="fr1" draw:name="Object6" text:anchor-type="as-char" svg:width="0.4217in" svg:height="0.2091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<text:s/>HOT FLUID </text:span></text:p>
      <text:p text:style-name="Standard"/>
      <text:p text:style-name="Standard"><draw:frame draw:style-name="fr1" draw:name="Object2" text:anchor-type="as-char" svg:width="2.8846in" svg:height="0.46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<text:s text:c="2"/></text:span><text:span text:style-name="T2"><draw:frame draw:style-name="fr1" draw:name="Object3" text:anchor-type="as-char" svg:width="2.4165in" svg:height="0.425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s text:c="2"/>COLD FLUID </text:span></text:p>
      <text:p text:style-name="Standard"/>
      <text:p text:style-name="Standard"><draw:frame draw:style-name="fr1" draw:name="Object14" text:anchor-type="as-char" svg:width="1.8055in" svg:height="0.2in" draw:z-index="7"><draw:object xlink:href="./Object 14" xlink:type="simple" xlink:show="embed" xlink:actuate="onLoad"/><draw:image xlink:href="./ObjectReplacements/Object 14" xlink:type="simple" xlink:show="embed" xlink:actuate="onLoad"/></draw:frame><text:span text:style-name="T5"><text:s text:c="2"/></text:span><draw:frame draw:style-name="fr1" draw:name="Object15" text:anchor-type="as-char" svg:width="1.5819in" svg:height="0.2in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Standard"><draw:frame draw:style-name="fr1" draw:name="Object10" text:anchor-type="as-char" svg:width="4.2598in" svg:height="0.2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<draw:frame draw:style-name="fr1" draw:name="Object9" text:anchor-type="as-char" svg:width="3.9047in" svg:height="0.2193in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P2"><draw:frame draw:style-name="fr1" draw:name="Object4" text:anchor-type="as-char" svg:width="3.3764in" svg:height="0.457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/text:p>
      <text:p text:style-name="P2"/>
      <text:p text:style-name="P2"><draw:frame draw:style-name="fr1" draw:name="Object13" text:anchor-type="as-char" svg:width="2.3319in" svg:height="0.2in" draw:z-index="15"><draw:object xlink:href="./Object 13" xlink:type="simple" xlink:show="embed" xlink:actuate="onLoad"/><draw:image xlink:href="./ObjectReplacements/Object 13" xlink:type="simple" xlink:show="embed" xlink:actuate="onLoad"/></draw:frame><text:span text:style-name="T19"><text:s text:c="4"/></text:span><draw:frame draw:style-name="fr1" draw:name="Object16" text:anchor-type="as-char" svg:width="1.9299in" svg:height="0.2193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7"><text:s/></text:span></text:p>
      <text:p text:style-name="P2"/>
      <text:p text:style-name="P5"><draw:frame draw:style-name="fr1" draw:name="Object8" text:anchor-type="as-char" svg:width="5.3272in" svg:height="0.2327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7"><text:s/></text:span></text:p>
      <text:p text:style-name="P2"/>
      <text:p text:style-name="P2"><draw:frame draw:style-name="fr1" draw:name="Object5" text:anchor-type="as-char" svg:width="4.8138in" svg:height="0.48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3"><text:s text:c="2"/></text:span></text:p>
      <text:p text:style-name="P2"/>
      <text:p text:style-name="P2"><draw:frame draw:style-name="fr1" draw:name="Object11" text:anchor-type="as-char" svg:width="3.3291in" svg:height="0.2193in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4"><text:s/></text:span></text:p>
      <text:p text:style-name="P1"/>
      <text:p text:style-name="P3"><draw:frame draw:style-name="fr1" draw:name="Object12" text:anchor-type="as-char" svg:width="3.0701in" svg:height="0.2327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4"><text:s/></text:span></text:p>
      <text:p text:style-name="P3"/>
      <text:p text:style-name="P4"><draw:frame draw:style-name="fr1" draw:name="Object7" text:anchor-type="as-char" svg:width="5.5417in" svg:height="0.2327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6">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54:07.138106017</meta:creation-date>
    <dc:date>2018-05-02T08:04:34.617866529</dc:date>
    <meta:editing-duration>PT1H23M30S</meta:editing-duration>
    <meta:editing-cycles>41</meta:editing-cycles>
    <meta:generator>LibreOffice/5.4.5.1$MacOSX_X86_64 LibreOffice_project/79c9829dd5d8054ec39a82dc51cd9eff340dbee8</meta:generator>
    <meta:document-statistic meta:table-count="0" meta:image-count="0" meta:object-count="17" meta:page-count="1" meta:paragraph-count="17" meta:word-count="201" meta:character-count="1269" meta:non-whitespace-character-count="1044"/>
  </office:meta>
</office:document-meta>
</file>

<file path=Object 1/content.xml><?xml version="1.0" encoding="utf-8"?>
<math xmlns="http://www.w3.org/1998/Math/MathML" display="block">
  <semantics>
    <mrow>
      <mfrac>
        <msub>
          <mi mathvariant="italic">dT</mi>
          <mi>h</mi>
        </msub>
        <mi mathvariant="italic">dt</mi>
      </mfrac>
      <mrow>
        <mtext> </mtext>
        <mo stretchy="false">=</mo>
        <mtext> </mtext>
      </mrow>
      <msub>
        <mi>D</mi>
        <mi>h</mi>
      </msub>
      <mfrac>
        <mrow>
          <msup>
            <mi>d</mi>
            <mn>2</mn>
          </msup>
          <msub>
            <mi>T</mi>
            <mi>h</mi>
          </msub>
        </mrow>
        <msup>
          <mi mathvariant="italic">dz</mi>
          <mn>2</mn>
        </msup>
      </mfrac>
      <mrow>
        <mtext> </mtext>
        <mo stretchy="false">−</mo>
        <mtext> </mtext>
      </mrow>
      <msub>
        <mi>v</mi>
        <mi>h</mi>
      </msub>
      <mfrac>
        <msub>
          <mi mathvariant="italic">dT</mi>
          <mi>h</mi>
        </msub>
        <mi mathvariant="italic">dz</mi>
      </mfrac>
      <mrow>
        <mtext> </mtext>
        <mo stretchy="false">−</mo>
        <mtext> </mtext>
      </mrow>
      <msub>
        <mi mathvariant="normal">β</mi>
        <mi>h</mi>
      </msub>
      <mrow>
        <mo fence="true" stretchy="false">(</mo>
        <mrow>
          <mrow>
            <msub>
              <mi>T</mi>
              <mi>h</mi>
            </msub>
            <mo stretchy="false">−</mo>
            <msub>
              <mi>T</mi>
              <mi>c</mi>
            </msub>
          </mrow>
        </mrow>
        <mo fence="true" stretchy="false">)</mo>
      </mrow>
    </mrow>
    <annotation encoding="StarMath 5.0">{dT_{h}} over {dt} " " = " " D_{h} {d^{2}T_{h}} over {dz^2} " " - " " v_{h} {dT_{h}} over {dz} " " - " " %beta_{h} ( T_{h} - T_{c} )</annotation>
  </semantics>
</math>
</file>

<file path=Object 10/content.xml><?xml version="1.0" encoding="utf-8"?>
<math xmlns="http://www.w3.org/1998/Math/MathML" display="block">
  <semantics>
    <mrow>
      <mi>z</mi>
      <mrow>
        <mo fence="true" stretchy="false">(</mo>
        <mrow>
          <mtext>m</mtext>
        </mrow>
        <mo fence="true" stretchy="false">)</mo>
      </mrow>
      <mtext> = distance down exchanger in direction of hot fluid flow</mtext>
    </mrow>
    <annotation encoding="StarMath 5.0">z ( "m" ) " = distance down exchanger in direction of hot fluid flow" </annotation>
  </semantics>
</math>
</file>

<file path=Object 11/content.xml><?xml version="1.0" encoding="utf-8"?>
<math xmlns="http://www.w3.org/1998/Math/MathML" display="block">
  <semantics>
    <mrow>
      <mi>U</mi>
      <mrow>
        <mo fence="true" stretchy="false">(</mo>
        <mrow>
          <mrow>
            <msup>
              <mtext>kJ/s/m</mtext>
              <mn>2</mn>
            </msup>
            <mtext>/K</mtext>
          </mrow>
        </mrow>
        <mo fence="true" stretchy="false">)</mo>
      </mrow>
      <mtext> = overall heat transfer coefficient</mtext>
    </mrow>
    <annotation encoding="StarMath 5.0">U ("kJ/s/m"^2"/K") " = overall heat transfer coefficient" </annotation>
  </semantics>
</math>
</file>

<file path=Object 12/content.xml><?xml version="1.0" encoding="utf-8"?>
<math xmlns="http://www.w3.org/1998/Math/MathML" display="block">
  <semantics>
    <mrow>
      <msub>
        <mi>C</mi>
        <mi>p</mi>
      </msub>
      <mrow>
        <mo fence="true" stretchy="false">(</mo>
        <mrow>
          <mtext>kJ/kg/K</mtext>
        </mrow>
        <mo fence="true" stretchy="false">)</mo>
      </mrow>
      <msub>
        <mi>A</mi>
        <mi>x</mi>
      </msub>
      <mrow>
        <mo fence="true" stretchy="false">(</mo>
        <mrow>
          <msup>
            <mtext>m</mtext>
            <mn>2</mn>
          </msup>
        </mrow>
        <mo fence="true" stretchy="false">)</mo>
      </mrow>
      <mtext> = heat capacity of fluid</mtext>
    </mrow>
    <annotation encoding="StarMath 5.0">C_{p} ("kJ/kg/K") A_{x}("m"^2) " = heat capacity of fluid"</annotation>
  </semantics>
</math>
</file>

<file path=Object 13/content.xml><?xml version="1.0" encoding="utf-8"?>
<math xmlns="http://www.w3.org/1998/Math/MathML" display="block">
  <semantics>
    <mrow>
      <mover accent="true">
        <mi>m</mi>
        <mo stretchy="false">˙</mo>
      </mover>
      <mrow>
        <mo fence="true" stretchy="false">(</mo>
        <mrow>
          <mtext>kg/s</mtext>
        </mrow>
        <mo fence="true" stretchy="false">)</mo>
      </mrow>
      <mtext> = mass flow rate of fluid</mtext>
    </mrow>
    <annotation encoding="StarMath 5.0">alignc dot m ("kg/s") " = mass flow rate of fluid"</annotation>
  </semantics>
</math>
</file>

<file path=Object 14/content.xml><?xml version="1.0" encoding="utf-8"?>
<math xmlns="http://www.w3.org/1998/Math/MathML" display="block">
  <semantics>
    <mrow>
      <mi>T</mi>
      <mrow>
        <mo fence="true" stretchy="false">(</mo>
        <mrow>
          <mtext>K</mtext>
        </mrow>
        <mo fence="true" stretchy="false">)</mo>
      </mrow>
      <mtext> = fluid temperature</mtext>
    </mrow>
    <annotation encoding="StarMath 5.0">T ( "K" ) " = fluid temperature"</annotation>
  </semantics>
</math>
</file>

<file path=Object 15/content.xml><?xml version="1.0" encoding="utf-8"?>
<math xmlns="http://www.w3.org/1998/Math/MathML" display="block">
  <semantics>
    <mrow>
      <mi>t</mi>
      <mrow>
        <mo fence="true" stretchy="false">(</mo>
        <mrow>
          <mtext>s</mtext>
        </mrow>
        <mo fence="true" stretchy="false">)</mo>
      </mrow>
      <mtext> = simulation time</mtext>
    </mrow>
    <annotation encoding="StarMath 5.0">t ( "s" ) " = simulation time"</annotation>
  </semantics>
</math>
</file>

<file path=Object 16/content.xml><?xml version="1.0" encoding="utf-8"?>
<math xmlns="http://www.w3.org/1998/Math/MathML" display="block">
  <semantics>
    <mrow>
      <mi mathvariant="normal">ρ</mi>
      <mrow>
        <mo fence="true" stretchy="false">(</mo>
        <mrow>
          <msup>
            <mtext>kg/m</mtext>
            <mn>3</mn>
          </msup>
        </mrow>
        <mo fence="true" stretchy="false">)</mo>
      </mrow>
      <mtext> = density of fluid</mtext>
    </mrow>
    <annotation encoding="StarMath 5.0">%rho ("kg/m"^3) " = density of fluid"</annotation>
  </semantics>
</math>
</file>

<file path=Object 17/content.xml><?xml version="1.0" encoding="utf-8"?>
<math xmlns="http://www.w3.org/1998/Math/MathML" display="block">
  <semantics>
    <mi mathvariant="normal">β</mi>
    <annotation encoding="StarMath 5.0">%beta</annotation>
  </semantics>
</math>
</file>

<file path=Object 2/content.xml><?xml version="1.0" encoding="utf-8"?>
<math xmlns="http://www.w3.org/1998/Math/MathML" display="block">
  <semantics>
    <mrow>
      <mfrac>
        <msub>
          <mi mathvariant="italic">dT</mi>
          <mi>c</mi>
        </msub>
        <mi mathvariant="italic">dt</mi>
      </mfrac>
      <mrow>
        <mtext> </mtext>
        <mo stretchy="false">=</mo>
        <mtext> </mtext>
      </mrow>
      <msub>
        <mi>D</mi>
        <mi>c</mi>
      </msub>
      <mfrac>
        <mrow>
          <msup>
            <mi>d</mi>
            <mn>2</mn>
          </msup>
          <msub>
            <mi>T</mi>
            <mi>c</mi>
          </msub>
        </mrow>
        <msup>
          <mi mathvariant="italic">dz</mi>
          <mn>2</mn>
        </msup>
      </mfrac>
      <mrow>
        <mtext> </mtext>
        <mo stretchy="false">−</mo>
        <mtext> </mtext>
      </mrow>
      <msub>
        <mi>v</mi>
        <mi>c</mi>
      </msub>
      <mfrac>
        <msub>
          <mi mathvariant="italic">dT</mi>
          <mi>c</mi>
        </msub>
        <mi mathvariant="italic">dz</mi>
      </mfrac>
      <mrow>
        <mtext> </mtext>
        <mo stretchy="false">+</mo>
        <mtext> </mtext>
      </mrow>
      <msub>
        <mi mathvariant="normal">β</mi>
        <mi>c</mi>
      </msub>
      <mrow>
        <mo fence="true" stretchy="false">(</mo>
        <mrow>
          <mrow>
            <msub>
              <mi>T</mi>
              <mi>h</mi>
            </msub>
            <mo stretchy="false">−</mo>
            <msub>
              <mi>T</mi>
              <mi>c</mi>
            </msub>
          </mrow>
        </mrow>
        <mo fence="true" stretchy="false">)</mo>
      </mrow>
    </mrow>
    <annotation encoding="StarMath 5.0">{dT_{c}} over {dt} " " = " " D_{c} {d^{2}T_{c}} over {dz^2} " " - " " v_{c} {dT_{c}} over {dz} " " + " " %beta_{c} ( T_{h} - T_{c} )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v</mi>
                <mi>c</mi>
              </msub>
              <mo stretchy="false">&gt;</mo>
              <mn>0</mn>
            </mrow>
            <mtext> for co-current operation</mtext>
          </mrow>
        </mtd>
      </mtr>
      <mtr>
        <mtd>
          <mrow>
            <mrow>
              <msub>
                <mi>v</mi>
                <mi>c</mi>
              </msub>
              <mo stretchy="false">&lt;</mo>
              <mn>0</mn>
            </mrow>
            <mtext> for counter-current operation</mtext>
          </mrow>
        </mtd>
      </mtr>
    </mtable>
    <annotation encoding="StarMath 5.0">v_{ c } &gt; 0 " for co-current operation" 
newline 
v_{ c } &lt; 0 " for counter-current operation"</annotation>
  </semantics>
</math>
</file>

<file path=Object 4/content.xml><?xml version="1.0" encoding="utf-8"?>
<math xmlns="http://www.w3.org/1998/Math/MathML" display="block">
  <semantics>
    <mrow>
      <mi>v</mi>
      <mrow>
        <mtext>(m/s)</mtext>
        <mo stretchy="false">=</mo>
        <mfrac>
          <mrow>
            <mover accent="true">
              <mi>m</mi>
              <mo stretchy="false">˙</mo>
            </mover>
            <mrow>
              <mo fence="true" stretchy="false">(</mo>
              <mrow>
                <mtext>kg/s</mtext>
              </mrow>
              <mo fence="true" stretchy="false">)</mo>
            </mrow>
          </mrow>
          <mrow>
            <mi mathvariant="normal">ρ</mi>
            <mrow>
              <mo fence="true" stretchy="false">(</mo>
              <mrow>
                <msup>
                  <mtext>kg/m</mtext>
                  <mn>3</mn>
                </msup>
              </mrow>
              <mo fence="true" stretchy="false">)</mo>
            </mrow>
            <msub>
              <mi>A</mi>
              <mi>x</mi>
            </msub>
            <mrow>
              <mo fence="true" stretchy="false">(</mo>
              <mrow>
                <msup>
                  <mtext>m</mtext>
                  <mn>2</mn>
                </msup>
              </mrow>
              <mo fence="true" stretchy="false">)</mo>
            </mrow>
          </mrow>
        </mfrac>
      </mrow>
      <mtext> = fluid linear velocity</mtext>
    </mrow>
    <annotation encoding="StarMath 5.0">v "(m/s)" =  {alignc dot m ("kg/s") } over {%rho ("kg/m"^3) A_{x} ("m"^2)}
" = fluid linear velocity"  </annotation>
  </semantics>
</math>
</file>

<file path=Object 5/content.xml><?xml version="1.0" encoding="utf-8"?>
<math xmlns="http://www.w3.org/1998/Math/MathML" display="block">
  <semantics>
    <mrow>
      <mi mathvariant="normal">β</mi>
      <mrow>
        <mrow>
          <mo fence="true" stretchy="false">(</mo>
          <mrow>
            <mtext>1/s</mtext>
          </mrow>
          <mo fence="true" stretchy="false">)</mo>
        </mrow>
        <mo stretchy="false">=</mo>
        <mfrac>
          <mrow>
            <mi>U</mi>
            <mrow>
              <mo fence="true" stretchy="false">(</mo>
              <mrow>
                <mrow>
                  <msup>
                    <mtext>kJ/s/m</mtext>
                    <mn>2</mn>
                  </msup>
                  <mtext>/K</mtext>
                </mrow>
              </mrow>
              <mo fence="true" stretchy="false">)</mo>
            </mrow>
            <msub>
              <mi>A</mi>
              <mi>w</mi>
            </msub>
            <mrow>
              <mo fence="true" stretchy="false">(</mo>
              <mrow>
                <mrow>
                  <msup>
                    <mtext>m</mtext>
                    <mn>2</mn>
                  </msup>
                  <mtext>/m</mtext>
                </mrow>
              </mrow>
              <mo fence="true" stretchy="false">)</mo>
            </mrow>
          </mrow>
          <mrow>
            <mi mathvariant="normal">ρ</mi>
            <mrow>
              <mo fence="true" stretchy="false">(</mo>
              <mrow>
                <msup>
                  <mtext>kg/m</mtext>
                  <mn>3</mn>
                </msup>
              </mrow>
              <mo fence="true" stretchy="false">)</mo>
            </mrow>
            <msub>
              <mi>C</mi>
              <mi>p</mi>
            </msub>
            <mrow>
              <mo fence="true" stretchy="false">(</mo>
              <mrow>
                <mtext>kJ/kg/K</mtext>
              </mrow>
              <mo fence="true" stretchy="false">)</mo>
            </mrow>
            <msub>
              <mi>A</mi>
              <mi>x</mi>
            </msub>
            <mrow>
              <mo fence="true" stretchy="false">(</mo>
              <mrow>
                <msup>
                  <mtext>m</mtext>
                  <mn>2</mn>
                </msup>
              </mrow>
              <mo fence="true" stretchy="false">)</mo>
            </mrow>
          </mrow>
        </mfrac>
      </mrow>
      <mtext> = heat transfer coefficient ratio</mtext>
    </mrow>
    <annotation encoding="StarMath 5.0">%beta ("1/s") =  {alignc U ("kJ/s/m"^2"/K") A_{w} ("m"^2"/m")} over 
{%rho ("kg/m"^3) C_{p} ("kJ/kg/K") A_{x}("m"^2)} 
" = heat transfer coefficient ratio" </annotation>
  </semantics>
</math>
</file>

<file path=Object 6/content.xml><?xml version="1.0" encoding="utf-8"?>
<math xmlns="http://www.w3.org/1998/Math/MathML" display="block">
  <semantics>
    <mrow>
      <msub>
        <mi>v</mi>
        <mi>h</mi>
      </msub>
      <mo stretchy="false">&gt;</mo>
      <mn>0</mn>
    </mrow>
    <annotation encoding="StarMath 5.0">v_{ h } &gt; 0 </annotation>
  </semantics>
</math>
</file>

<file path=Object 7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(</mo>
          <mrow>
            <mrow>
              <msup>
                <mtext>m</mtext>
                <mn>2</mn>
              </msup>
              <mtext>/m</mtext>
            </mrow>
          </mrow>
          <mo fence="true" stretchy="false">)</mo>
        </mrow>
        <mo stretchy="false">=</mo>
        <mi mathvariant="normal">π</mi>
      </mrow>
      <msub>
        <mi>d</mi>
        <mi>t</mi>
      </msub>
      <mrow>
        <mo fence="true" stretchy="false">(</mo>
        <mrow>
          <mtext>m</mtext>
        </mrow>
        <mo fence="true" stretchy="false">)</mo>
      </mrow>
      <mi>L</mi>
      <mrow>
        <mrow>
          <mo fence="true" stretchy="false">(</mo>
          <mrow>
            <mtext>m</mtext>
          </mrow>
          <mo fence="true" stretchy="false">)</mo>
        </mrow>
        <mo stretchy="false">/</mo>
        <mi>L</mi>
      </mrow>
      <mrow>
        <mo fence="true" stretchy="false">(</mo>
        <mrow>
          <mtext>m</mtext>
        </mrow>
        <mo fence="true" stretchy="false">)</mo>
      </mrow>
      <mtext> = heat transfer wall area per unit length of tube </mtext>
    </mrow>
    <annotation encoding="StarMath 5.0">A_{ w }( "m"^2"/m" ) = %pi d_{t}("m")L("m")/L("m") " = heat transfer wall area per unit length of tube " </annotation>
  </semantics>
</math>
</file>

<file path=Object 8/content.xml><?xml version="1.0" encoding="utf-8"?>
<math xmlns="http://www.w3.org/1998/Math/MathML" display="block">
  <semantics>
    <mrow>
      <msub>
        <mi>A</mi>
        <mi>x</mi>
      </msub>
      <mrow>
        <mo fence="true" stretchy="false">(</mo>
        <mrow>
          <msup>
            <mtext>m</mtext>
            <mn>2</mn>
          </msup>
        </mrow>
        <mo fence="true" stretchy="false">)</mo>
      </mrow>
      <mtext> = cross-sectional area for flow; </mtext>
      <msub>
        <mi>A</mi>
        <mi>x</mi>
      </msub>
      <mtext>of tube of diameter </mtext>
      <mrow>
        <msub>
          <mi>d</mi>
          <mi>t</mi>
        </msub>
        <mo stretchy="false">=</mo>
        <mi mathvariant="normal">π</mi>
      </mrow>
      <msubsup>
        <mi>d</mi>
        <mi>t</mi>
        <mn>2</mn>
      </msubsup>
      <mrow>
        <mrow>
          <mo fence="true" stretchy="false">(</mo>
          <mrow>
            <msup>
              <mtext>m</mtext>
              <mn>2</mn>
            </msup>
          </mrow>
          <mo fence="true" stretchy="false">)</mo>
        </mrow>
        <mo stretchy="false">/</mo>
        <mn>4</mn>
      </mrow>
    </mrow>
    <annotation encoding="StarMath 5.0">A_{ x }( "m"^2 )" = cross-sectional area for flow; " A_{ x } "of tube of diameter "d_{ t }  = %pi d^2_{t}("m"^2)/4 </annotation>
  </semantics>
</math>
</file>

<file path=Object 9/content.xml><?xml version="1.0" encoding="utf-8"?>
<math xmlns="http://www.w3.org/1998/Math/MathML" display="block">
  <semantics>
    <mrow>
      <mi>D</mi>
      <mrow>
        <mo fence="true" stretchy="false">(</mo>
        <mrow>
          <mrow>
            <msup>
              <mtext>m</mtext>
              <mn>2</mn>
            </msup>
            <mtext>/s</mtext>
          </mrow>
        </mrow>
        <mo fence="true" stretchy="false">)</mo>
      </mrow>
      <mtext> = axial dispersion coefficient for turbulent flow</mtext>
    </mrow>
    <annotation encoding="StarMath 5.0">D ( "m"^2"/s" ) " = axial dispersion coefficient for turbulent flow"</annotation>
  </semantics>
</math>
</file>